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7.31pt"/>
    </style:style>
    <style:style style:name="co3" style:family="table-column">
      <style:table-column-properties fo:break-before="auto" style:column-width="48.1pt"/>
    </style:style>
    <style:style style:name="co4" style:family="table-column">
      <style:table-column-properties fo:break-before="auto" style:column-width="81.3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boolean-style style:name="N99">
      <number:boolean/>
    </number:boolean-style>
    <style:style style:name="ce4" style:family="table-cell" style:parent-style-name="Default">
      <style:table-cell-properties fo:background-color="transparent"/>
    </style:style>
    <style:style style:name="ce6" style:family="table-cell" style:parent-style-name="Default" style:data-style-name="N43">
      <style:table-cell-properties fo:background-color="transparent"/>
    </style:style>
    <style:style style:name="ce7" style:family="table-cell" style:parent-style-name="Default" style:data-style-name="N99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1" table:number-columns-repeated="5" table:default-cell-style-name="ce4"/>
        <table:table-row table:style-name="ro1">
          <table:table-cell office:value-type="string" calcext:value-type="string">
            <text:p>Frame</text:p>
          </table:table-cell>
          <table:table-cell office:value-type="string" calcext:value-type="string">
            <text:p>Option B</text:p>
          </table:table-cell>
          <table:table-cell office:value-type="string" calcext:value-type="string">
            <text:p>Option C</text:p>
          </table:table-cell>
          <table:table-cell/>
          <table:table-cell office:value-type="string" calcext:value-type="string">
            <text:p>Option A</text:p>
          </table:table-cell>
          <table:table-cell office:value-type="string" calcext:value-type="string">
            <text:p>Option B</text:p>
          </table:table-cell>
          <table:table-cell office:value-type="string" calcext:value-type="string">
            <text:p>option D</text:p>
          </table:table-cell>
          <table:table-cell office:value-type="string" calcext:value-type="string">
            <text:p>Option E</text:p>
          </table:table-cell>
          <table:table-cell office:value-type="string" calcext:value-type="string">
            <text:p>Option 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tion A</text:p>
          </table:table-cell>
          <table:table-cell office:value-type="string" calcext:value-type="string">
            <text:p>{1,2,3}</text:p>
          </table:table-cell>
          <table:table-cell office:value-type="string" calcext:value-type="string">
            <text:p>checkbox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6" office:value-type="string" calcext:value-type="string">
            <text:p>{1,2,3,4,5,6,7,8,9,10,11,12,13,14,15,16,17,18,19,20,21,22,23,24,25,26,27,28,29,30,31,32,33,34,35,36,45,46,47,48,49,50,51,54,55,56,57,59,60,69,70,71,72,73,74,75,76}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{1,2}</text:p>
          </table:table-cell>
          <table:table-cell office:value-type="string" calcext:value-type="string">
            <text:p>with slide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{1,2,3,4,5,6,7,8,9,10,11,12,13,14,15,16,17,18,19,20,21,22,23,24,25,26,27,28,29,30,31,32,33,34,35,36,45,46,47,48,49,50,51,54,55,56,57,59,60,69,70,71,72,73,74,75,76}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{1,2,3,4,5}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{1,2,3,4,5,6,7,8,9,10,11,12,28,29,30,31,32,33,34,35,36,45,46,47,48,49,50,51,54,55,56,57,59,60,69,70,71,72,73,74,75,76}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{1,2}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{1,2,3,4,5,6,7,8,9,10,11,12,13,14,15,16,17,18,19,20,21,22,23,24,25,26,27,28,29,30,31,32,33,34,35,36,45,46,47,48,52,49,50,51,53,54,56,57,59,60,61,62,63,64,65,66,67,68,69,70,71,72,73,74,75,76}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{1,2,3,4}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{1,2,3,4,5,6,7,8,9,10,11,12,28,29,30,31,32,33,34,35,36,45,46,47,48,52,49,50,51,53,54,56,57,59,60,61,62,63,64,65,66,67,68,69,70,71,72,73,74,75,76}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{1,2}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{1,2,3,4,5,6,7,8,9,10,11,12,13,14,15,16,17,18,19,20,21,22,23,24,25,26,27,28,29,30,31,32,33,34,35,36,45,46,47,48,52,49,50,51,54,56,57,58,59,60,61,62,63,64,65,66,67,68,69,70,71,72,73,74,75,76}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{1,2}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{1,2,3,4,5,6,7,8,9,10,11,12,13,14,15,16,17,18,19,20,21,22,23,24,25,26,27,28,29,30,31,32,33,34,35,36,45,46,47,48,52,49,50,51,54,56,57,58,59,60,61,62,63,64,65,66,67,68,69,70,71,72,73,74,75,76}</text:p>
          </table:table-cell>
          <table:table-cell table:number-columns-repeated="3"/>
          <table:table-cell table:style-name="ce7"/>
          <table:table-cell/>
        </table:table-row>
        <table:table-row table:style-name="ro1">
          <table:table-cell table:number-columns-repeated="4"/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{1,2,3,4,5,6,7,8,9,10,11,12,28,29,30,31,32,33,34,35,36,45,46,47,48,52,49,50,51,54,56,57,58,59,60,61,62,63,64,65,66,67,68,69,70,71,72,73,74,75,76}</text:p>
          </table:table-cell>
          <table:table-cell table:number-columns-repeated="3"/>
          <table:table-cell table:style-name="ce7"/>
          <table:table-cell/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{1,2,3,4,5,6,7,8,9,10,11,12,13,14,15,16,17,18,19,20,21,22,23,24,25,26,27,28,29,30,31,32,33,34,35,36,45,46,47,48,52,49,50,51,54,56,57,58,59,60,61,62,63,64,65,66,67,68,69,70,71,72,73,74,75,76}</text:p>
          </table:table-cell>
          <table:table-cell table:number-columns-repeated="3"/>
          <table:table-cell table:style-name="ce7"/>
          <table:table-cell/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1,2,3,4,5,6,7,8,9,10,11,12,13,14,15,16,17,18,19,20,21,22,23,24,25,26,27,28,29,30,31,32,33,34,35,36,45,46,47,48,52,49,50,51,54,56,57,58,59,60,61,62,63,64,65,66,67,68,69,70,71,72,73,74,75,76}</text:p>
          </table:table-cell>
          <table:table-cell table:number-columns-repeated="3"/>
          <table:table-cell table:style-name="ce7"/>
          <table:table-cell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{37,38,39,40,41,42,43,44,56,57,59,60}</text:p>
          </table:table-cell>
          <table:table-cell table:number-columns-repeated="3"/>
          <table:table-cell table:style-name="ce7"/>
          <table:table-cell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{37,38,39,40,41,42,43,44,56,57,59,60}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{3,5,6,7,11,29,30,31,46,56,57,59,60,61,62,63,64}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{3,5,6,7,11,29,30,31,46,56,57,59,60,61,62,63,64}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{3,5,6,7,11,29,30,31,46,56,57,59,60,61,62,63,64}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{3,5,6,7,11,29,30,31,46,56,57,59,60,61,62,63,64}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{37,38,39,40,41,42,43,44,56,57,59,60}</text:p>
          </table:table-cell>
          <table:table-cell table:style-name="Default" table:number-columns-repeated="5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{37,38,39,40,41,42,43,44,56,57,59,60}</text:p>
          </table:table-cell>
          <table:table-cell table:style-name="Default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8">00/00/0000</text:date>, <text:time style:data-style-name="N2" text:time-value="08:24:09.37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son Nicholson</meta:initial-creator>
    <meta:creation-date>2019-06-06T10:46:57.377722441</meta:creation-date>
    <dc:date>2019-06-18T08:32:18.491000000</dc:date>
    <meta:editing-duration>PT7H39M29S</meta:editing-duration>
    <meta:editing-cycles>8</meta:editing-cycles>
    <meta:generator>LibreOffice/6.1.6.3$Windows_x86 LibreOffice_project/5896ab1714085361c45cf540f76f60673dd96a72</meta:generator>
    <meta:document-statistic meta:table-count="1" meta:cell-count="78" meta:object-count="0"/>
  </office:meta>
</office:document-meta>
</file>